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41" style:family="table-row">
      <style:table-row-properties style:min-row-height="0.002cm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2" style:family="table-row">
      <style:table-row-properties style:min-row-height="0.002cm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style:min-row-height="0.002cm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style:min-row-height="0.002cm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style:min-row-height="0.002cm"/>
    </style:style>
    <style:style style:name="Tableau1.64" style:family="table-row">
      <style:table-row-properties style:min-row-height="0.002cm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2" style:family="paragraph" style:parent-style-name="Text_20_body">
      <style:text-properties officeooo:paragraph-rsid="003f0ab1"/>
    </style:style>
    <style:style style:name="P33" style:family="paragraph" style:parent-style-name="Text_20_body">
      <style:paragraph-properties fo:text-align="center" style:justify-single-word="false"/>
      <style:text-properties officeooo:paragraph-rsid="003f0ab1"/>
    </style:style>
    <style:style style:name="P34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0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[#setting datetime_format="dd/MM/yyyy"]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5"><draw:frame draw:style-name="fr1" draw:name="illustration" text:anchor-type="as-char" svg:width="7.594cm" svg:height="8.13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1.B1" office:value-type="string">
            <text:p text:style-name="P24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6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7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6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29">C<text:span text:style-name="T1">onso</text:span><text:span text:style-name="T12">m-</text:span></text:p>
            <text:p text:style-name="P29"><text:span text:style-name="T12">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6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6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1"/>
            <text:p text:style-name="P30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40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au1.11"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au1.12">
          <table:table-cell table:style-name="Tableau1.A10" office:value-type="string">
            <text:p text:style-name="P34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au1.13">
          <table:table-cell table:style-name="Tableau1.A10" office:value-type="string">
            <text:p text:style-name="P34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 table:style-name="Tableau1.14"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au1.15"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 table:style-name="Tableau1.16">
          <table:table-cell table:style-name="Tableau1.A9" table:number-columns-spanned="4" office:value-type="string">
            <text:p text:style-name="P36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 table:style-name="Tableau1.17"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 table:style-name="Tableau1.18">
          <table:table-cell table:style-name="Tableau1.A18" table:number-columns-spanned="4" office:value-type="string">
            <text:p text:style-name="P41">a) Programmation de logements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 table:style-name="Tableau1.20">
          <table:table-cell table:style-name="Tableau1.A10" office:value-type="string">
            <text:p text:style-name="P35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 table:style-name="Tableau1.21"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au1.22"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 table:style-name="Tableau1.23"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24">
          <table:table-cell table:style-name="Tableau1.A18" table:number-columns-spanned="4" office:value-type="string">
            <text:p text:style-name="P42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 table:style-name="Tableau1.26">
          <table:table-cell table:style-name="Tableau1.A26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ext:soft-page-break/>
        <table:table-row table:style-name="Tableau1.27">
          <table:table-cell table:style-name="Tableau1.A9" table:number-columns-spanned="4" office:value-type="string">
            <text:p text:style-name="P37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au1.29"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au1.30"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au1.31">
          <table:table-cell table:style-name="Tableau1.A9" table:number-columns-spanned="4" office:value-type="string">
            <text:p text:style-name="P38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4" office:value-type="string">
            <text:p text:style-name="P43">a) Foncier et occupation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 table:style-name="Tableau1.34"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 table:style-name="Tableau1.35"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au1.36"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au1.37"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au1.38">
          <table:table-cell table:style-name="Tableau1.A38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au1.39">
          <table:table-cell table:style-name="Tableau1.A18" table:number-columns-spanned="4" office:value-type="string">
            <text:p text:style-name="P44">b) PLUi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C2" table:number-columns-spanned="4" office:value-type="string">
            <text:p text:style-name="P28">Règlement graphique</text:p>
          </table:table-cell>
          <table:covered-table-cell/>
          <table:covered-table-cell/>
          <table:covered-table-cell/>
        </table:table-row>
        <table:table-row table:style-name="Tableau1.41"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42">
          <table:table-cell table:style-name="Tableau1.C2" table:number-columns-spanned="4" office:value-type="string">
            <text:p text:style-name="P28">Plans thématiques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au1.44"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45">
          <table:table-cell table:style-name="Tableau1.A18" table:number-columns-spanned="4" office:value-type="string">
            <text:p text:style-name="P45">c) Procédure opérationnelle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46"><text:text-input text:description="">${operation.etude!""}</text:text-input></text:p>
          </table:table-cell>
          <table:covered-table-cell/>
          <table:covered-table-cell/>
        </table:table-row>
        <table:table-row table:style-name="Tableau1.47"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au1.48"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 table:style-name="Tableau1.49"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au1.50"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au1.51"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 table:style-name="Tableau1.52"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 table:style-name="Tableau1.53"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 table:style-name="Tableau1.54"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au1.55"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au1.56">
          <table:table-cell table:style-name="Tableau1.A9" table:number-columns-spanned="4" office:value-type="string">
            <text:p text:style-name="P39">V. Gouvernance / suivi de projet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au1.58"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au1.59"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au1.60"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au1.61"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au1.62"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au1.63">
          <table:table-cell table:style-name="Tableau1.A9" table:number-columns-spanned="4" office:value-type="string">
            <text:p text:style-name="P39">VI. Commentaires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64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3-03-01T16:30:18.601000000</dc:date>
    <meta:editing-duration>PT5H17M48S</meta:editing-duration>
    <meta:editing-cycles>75</meta:editing-cycles>
    <meta:generator>LibreOffice/7.4.1.2$Windows_X86_64 LibreOffice_project/3c58a8f3a960df8bc8fd77b461821e42c061c5f0</meta:generator>
    <meta:document-statistic meta:table-count="1" meta:image-count="1" meta:object-count="0" meta:page-count="3" meta:paragraph-count="118" meta:word-count="449" meta:character-count="4280" meta:non-whitespace-character-count="4068"/>
  </office:meta>
</office:document-meta>
</file>